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8cm"/>
    </style:style>
    <style:style style:name="gr3" style:family="graphic" style:parent-style-name="standard">
      <style:graphic-properties svg:stroke-width="0cm" svg:stroke-color="#808080" draw:marker-start-width="0.2cm" draw:marker-end-width="0.2cm" draw:fill="solid" draw:fill-color="#ffff99" draw:opacity="20%" draw:textarea-vertical-align="middle" fo:padding-top="0.125cm" fo:padding-bottom="0.125cm" fo:padding-left="0.25cm" fo:padding-right="0.25cm" draw:shadow-opacity="20%"/>
    </style:style>
    <style:style style:name="gr4" style:family="graphic" style:parent-style-name="standard">
      <style:graphic-properties svg:stroke-width="0cm" svg:stroke-color="#808080" draw:marker-start-width="0.2cm" draw:marker-end-width="0.2cm" draw:fill="solid" draw:fill-color="#ff6600" draw:opacity="20%" draw:textarea-vertical-align="middle" fo:padding-top="0.125cm" fo:padding-bottom="0.125cm" fo:padding-left="0.25cm" fo:padding-right="0.25cm" draw:shadow-offset-x="0.203cm" draw:shadow-offset-y="0.203cm" draw:shadow-opacity="2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cm" svg:stroke-color="#808080" draw:marker-start-width="0.2cm" draw:marker-end-width="0.2cm" draw:fill="solid" draw:fill-color="#ffff99" draw:opacity="20%" draw:textarea-vertical-align="middle" fo:padding-top="0.125cm" fo:padding-bottom="0.125cm" fo:padding-left="0.25cm" fo:padding-right="0.25cm" draw:shadow-opacity="20%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cm" svg:stroke-color="#808080" draw:marker-start-width="0.2cm" draw:marker-end-width="0.2cm" draw:fill="solid" draw:fill-color="#ffffff" draw:opacity="20%" draw:textarea-horizontal-align="left" draw:textarea-vertical-align="top" fo:padding-top="0.125cm" fo:padding-bottom="0.125cm" fo:padding-left="0.25cm" fo:padding-right="0.25cm" draw:shadow-opacity="20%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="solid" draw:fill-color="#ffffcc" draw:opacity="20%" draw:textarea-horizontal-align="justify" draw:textarea-vertical-align="middle" draw:auto-grow-height="false" fo:min-height="0cm" fo:min-width="0cm" draw:shadow-opacity="20%"/>
    </style:style>
    <style:style style:name="gr12" style:family="graphic" style:parent-style-name="standard">
      <style:graphic-properties draw:stroke="none" svg:stroke-width="0cm" svg:stroke-color="#808080" draw:marker-start-width="0.2cm" draw:marker-end-width="0.2cm" draw:fill="solid" draw:fill-color="#ffffff" draw:opacity="20%" draw:textarea-horizontal-align="left" draw:textarea-vertical-align="top" draw:fit-to-size="false" draw:fit-to-contour="true" fo:padding-top="0cm" fo:padding-bottom="0cm" fo:padding-left="0cm" fo:padding-right="0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start"/>
      <style:text-properties style:use-window-font-color="true"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use-window-font-color="tru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0" draw:id="id10" draw:layer="layout" svg:width="1.437cm" svg:height="0.392cm" svg:x="6.843cm" svg:y="3.668cm">
          <text:p/>
        </draw:rect>
        <draw:rect draw:style-name="gr1" draw:text-style-name="P1" xml:id="id9" draw:id="id9" draw:layer="layout" svg:width="1.437cm" svg:height="0.392cm" svg:x="6.844cm" svg:y="4.468cm">
          <text:p/>
        </draw:rect>
        <draw:frame draw:style-name="gr2" draw:text-style-name="P3" draw:layer="layout" svg:width="9.75cm" svg:height="0.958cm" svg:x="1.551cm" svg:y="1.362cm">
          <draw:text-box>
            <text:p text:style-name="P2"><text:span text:style-name="T1">Dla Data Model Diagram </text:span><text:span text:style-name="T2">2023-11-28</text:span></text:p>
          </draw:text-box>
        </draw:frame>
        <draw:rect draw:style-name="gr3" draw:text-style-name="P4" xml:id="id3" draw:id="id3" draw:layer="layout" svg:width="3.555cm" svg:height="0.381cm" svg:x="1.722cm" svg:y="12.321cm">
          <text:p text:style-name="P2"><text:span text:style-name="T2">Id (pk)</text:span></text:p>
        </draw:rect>
        <draw:rect draw:style-name="gr3" draw:text-style-name="P4" draw:layer="layout" svg:width="3.555cm" svg:height="0.381cm" svg:x="1.722cm" svg:y="12.722cm">
          <text:p text:style-name="P2"><text:span text:style-name="T2">first_name</text:span></text:p>
        </draw:rect>
        <draw:rect draw:style-name="gr3" draw:text-style-name="P4" draw:layer="layout" svg:width="3.555cm" svg:height="0.381cm" svg:x="1.722cm" svg:y="13.121cm">
          <text:p text:style-name="P2"><text:span text:style-name="T2">middle_name</text:span></text:p>
        </draw:rect>
        <draw:rect draw:style-name="gr3" draw:text-style-name="P4" draw:layer="layout" svg:width="3.555cm" svg:height="0.381cm" svg:x="1.722cm" svg:y="13.521cm">
          <text:p text:style-name="P2"><text:span text:style-name="T2">last_name</text:span></text:p>
        </draw:rect>
        <draw:rect draw:style-name="gr3" draw:text-style-name="P4" draw:layer="layout" svg:width="3.555cm" svg:height="0.381cm" svg:x="1.722cm" svg:y="13.922cm">
          <text:p text:style-name="P2"><text:span text:style-name="T2">fullname</text:span></text:p>
        </draw:rect>
        <draw:rect draw:style-name="gr3" draw:text-style-name="P4" draw:layer="layout" svg:width="3.555cm" svg:height="0.381cm" svg:x="1.722cm" svg:y="14.321cm">
          <text:p text:style-name="P2"><text:span text:style-name="T2">company_name</text:span></text:p>
        </draw:rect>
        <draw:rect draw:style-name="gr3" draw:text-style-name="P4" draw:layer="layout" svg:width="3.555cm" svg:height="0.381cm" svg:x="1.722cm" svg:y="14.722cm">
          <text:p text:style-name="P2"><text:span text:style-name="T2">name</text:span></text:p>
        </draw:rect>
        <draw:rect draw:style-name="gr4" draw:text-style-name="P5" draw:layer="layout" svg:width="3.555cm" svg:height="0.381cm" svg:x="1.722cm" svg:y="11.922cm">
          <text:p text:style-name="P1"><text:span text:style-name="T3">contacts</text:span></text:p>
        </draw:rect>
        <draw:rect draw:style-name="gr3" draw:text-style-name="P4" draw:layer="layout" svg:width="3.555cm" svg:height="0.381cm" svg:x="1.722cm" svg:y="15.123cm">
          <text:p text:style-name="P2"><text:span text:style-name="T2">email (uniq)</text:span></text:p>
        </draw:rect>
        <draw:rect draw:style-name="gr3" draw:text-style-name="P4" xml:id="id1" draw:id="id1" draw:layer="layout" svg:width="3.555cm" svg:height="0.381cm" svg:x="6.809cm" svg:y="2.885cm">
          <text:p text:style-name="P2"><text:span text:style-name="T2">Id (pk)</text:span></text:p>
        </draw:rect>
        <draw:rect draw:style-name="gr3" draw:text-style-name="P4" xml:id="id6" draw:id="id6" draw:layer="layout" svg:width="3.555cm" svg:height="0.381cm" svg:x="6.81cm" svg:y="3.286cm">
          <text:p text:style-name="P2"><text:span text:style-name="T2">medium_id</text:span></text:p>
        </draw:rect>
        <draw:rect draw:style-name="gr3" draw:text-style-name="P4" draw:layer="layout" svg:width="3.555cm" svg:height="0.381cm" svg:x="6.809cm" svg:y="3.685cm">
          <text:p text:style-name="P2"><text:span text:style-name="T2">code <text:s text:c="15"/>(uniq)</text:span></text:p>
        </draw:rect>
        <draw:rect draw:style-name="gr3" draw:text-style-name="P6" draw:layer="layout" svg:width="3.555cm" svg:height="0.381cm" svg:x="6.81cm" svg:y="4.086cm">
          <text:p text:style-name="P2"><text:span text:style-name="T4">name</text:span></text:p>
        </draw:rect>
        <draw:rect draw:style-name="gr4" draw:text-style-name="P5" draw:layer="layout" svg:width="3.555cm" svg:height="0.381cm" svg:x="6.81cm" svg:y="2.486cm">
          <text:p text:style-name="P1"><text:span text:style-name="T3">pieces</text:span></text:p>
        </draw:rect>
        <draw:rect draw:style-name="gr3" draw:text-style-name="P4" draw:layer="layout" svg:width="3.555cm" svg:height="0.381cm" svg:x="6.81cm" svg:y="4.886cm">
          <text:p text:style-name="P2"><text:span text:style-name="T2">editions</text:span></text:p>
        </draw:rect>
        <draw:rect draw:style-name="gr3" draw:text-style-name="P6" draw:layer="layout" svg:width="3.555cm" svg:height="0.381cm" svg:x="6.811cm" svg:y="4.487cm">
          <text:p text:style-name="P2"><text:span text:style-name="T4">version</text:span></text:p>
        </draw:rect>
        <draw:rect draw:style-name="gr3" draw:text-style-name="P4" xml:id="id8" draw:id="id8" draw:layer="layout" svg:width="3.555cm" svg:height="0.381cm" svg:x="6.811cm" svg:y="5.687cm">
          <text:p text:style-name="P2"><text:span text:style-name="T2">duplicate_id</text:span></text:p>
        </draw:rect>
        <draw:rect draw:style-name="gr3" draw:text-style-name="P4" draw:layer="layout" svg:width="3.555cm" svg:height="0.381cm" svg:x="6.812cm" svg:y="6.488cm">
          <text:p text:style-name="P2"><text:span text:style-name="T2">material</text:span></text:p>
        </draw:rect>
        <draw:rect draw:style-name="gr3" draw:text-style-name="P4" xml:id="id5" draw:id="id5" draw:layer="layout" svg:width="3.555cm" svg:height="0.381cm" svg:x="1.722cm" svg:y="2.885cm">
          <text:p text:style-name="P2"><text:span text:style-name="T2">Id (pk)</text:span></text:p>
        </draw:rect>
        <draw:rect draw:style-name="gr3" draw:text-style-name="P4" draw:layer="layout" svg:width="3.555cm" svg:height="0.381cm" svg:x="1.722cm" svg:y="3.286cm">
          <text:p text:style-name="P2"><text:span text:style-name="T2">code (uniq)</text:span></text:p>
        </draw:rect>
        <draw:rect draw:style-name="gr3" draw:text-style-name="P4" draw:layer="layout" svg:width="3.555cm" svg:height="0.381cm" svg:x="1.722cm" svg:y="3.685cm">
          <text:p text:style-name="P2"><text:span text:style-name="T2">name</text:span></text:p>
        </draw:rect>
        <draw:rect draw:style-name="gr3" draw:text-style-name="P4" draw:layer="layout" svg:width="3.555cm" svg:height="0.381cm" svg:x="1.722cm" svg:y="4.086cm">
          <text:p text:style-name="P2"><text:span text:style-name="T2">r_created</text:span></text:p>
        </draw:rect>
        <draw:rect draw:style-name="gr3" draw:text-style-name="P4" draw:layer="layout" svg:width="3.555cm" svg:height="0.381cm" svg:x="1.722cm" svg:y="4.486cm">
          <text:p text:style-name="P2"><text:span text:style-name="T2">r_updated</text:span></text:p>
        </draw:rect>
        <draw:rect draw:style-name="gr4" draw:text-style-name="P5" draw:layer="layout" svg:width="3.555cm" svg:height="0.381cm" svg:x="1.722cm" svg:y="2.486cm">
          <text:p text:style-name="P1"><text:span text:style-name="T3">mediums</text:span></text:p>
        </draw:rect>
        <draw:connector draw:style-name="gr5" draw:text-style-name="P1" draw:layer="layout" draw:line-skew="0.729cm" svg:x1="10.364cm" svg:y1="3.075cm" svg:x2="12.789cm" svg:y2="4.563cm" draw:start-shape="id1" draw:end-shape="id2" svg:d="M10364 3075h1942v1488h483">
          <text:p/>
        </draw:connector>
        <draw:rect draw:style-name="gr3" draw:text-style-name="P4" xml:id="id2" draw:id="id2" draw:layer="layout" svg:width="3.555cm" svg:height="0.381cm" svg:x="12.789cm" svg:y="4.373cm">
          <text:p text:style-name="P2"><text:span text:style-name="T2">id</text:span></text:p>
        </draw:rect>
        <draw:rect draw:style-name="gr3" draw:text-style-name="P4" draw:layer="layout" svg:width="3.555cm" svg:height="0.381cm" svg:x="12.79cm" svg:y="4.774cm">
          <text:p text:style-name="P2"><text:span text:style-name="T2">piece_id</text:span></text:p>
        </draw:rect>
        <draw:rect draw:style-name="gr3" draw:text-style-name="P4" draw:layer="layout" svg:width="3.555cm" svg:height="0.381cm" svg:x="12.789cm" svg:y="5.173cm">
          <text:p text:style-name="P2"><text:span text:style-name="T2">description (markdown)</text:span></text:p>
        </draw:rect>
        <draw:rect draw:style-name="gr3" draw:text-style-name="P4" draw:layer="layout" svg:width="3.555cm" svg:height="0.381cm" svg:x="12.79cm" svg:y="5.574cm">
          <text:p text:style-name="P2"><text:span text:style-name="T2">notes</text:span></text:p>
        </draw:rect>
        <draw:rect draw:style-name="gr3" draw:text-style-name="P4" draw:layer="layout" svg:width="3.555cm" svg:height="0.381cm" svg:x="12.789cm" svg:y="5.973cm">
          <text:p text:style-name="P2"><text:span text:style-name="T2">r_created</text:span></text:p>
        </draw:rect>
        <draw:rect draw:style-name="gr4" draw:text-style-name="P5" draw:layer="layout" svg:width="3.555cm" svg:height="0.381cm" svg:x="12.79cm" svg:y="3.974cm">
          <text:p text:style-name="P1"><text:span text:style-name="T3">product_descriptions</text:span></text:p>
        </draw:rect>
        <draw:rect draw:style-name="gr6" draw:text-style-name="P4" draw:layer="layout" svg:width="3.555cm" svg:height="0.381cm" svg:x="12.791cm" svg:y="6.775cm">
          <text:p/>
        </draw:rect>
        <draw:rect draw:style-name="gr3" draw:text-style-name="P4" xml:id="id13" draw:id="id13" draw:layer="layout" svg:width="3.555cm" svg:height="0.381cm" svg:x="6.81cm" svg:y="13.657cm">
          <text:p text:style-name="P2"><text:span text:style-name="T2">id</text:span></text:p>
        </draw:rect>
        <draw:rect draw:style-name="gr3" draw:text-style-name="P4" draw:layer="layout" svg:width="3.555cm" svg:height="0.381cm" svg:x="6.811cm" svg:y="14.458cm">
          <text:p text:style-name="P2"><text:span text:style-name="T2">name</text:span></text:p>
        </draw:rect>
        <draw:rect draw:style-name="gr3" draw:text-style-name="P4" draw:layer="layout" svg:width="3.555cm" svg:height="0.381cm" svg:x="6.81cm" svg:y="14.857cm">
          <text:p text:style-name="P2"><text:span text:style-name="T2">location</text:span></text:p>
        </draw:rect>
        <draw:rect draw:style-name="gr3" draw:text-style-name="P4" draw:layer="layout" svg:width="3.555cm" svg:height="0.381cm" svg:x="6.811cm" svg:y="15.258cm">
          <text:p text:style-name="P2"><text:span text:style-name="T2">description</text:span></text:p>
        </draw:rect>
        <draw:rect draw:style-name="gr4" draw:text-style-name="P5" draw:layer="layout" svg:width="3.555cm" svg:height="0.381cm" svg:x="6.811cm" svg:y="13.258cm">
          <text:p text:style-name="P1"><text:span text:style-name="T3">shows</text:span></text:p>
        </draw:rect>
        <draw:rect draw:style-name="gr3" draw:text-style-name="P4" xml:id="id4" draw:id="id4" draw:layer="layout" svg:width="3.555cm" svg:height="0.381cm" svg:x="6.812cm" svg:y="15.659cm">
          <text:p text:style-name="P2"><text:span text:style-name="T2">contact_id</text:span></text:p>
        </draw:rect>
        <draw:rect draw:style-name="gr3" draw:text-style-name="P4" draw:layer="layout" svg:width="3.555cm" svg:height="0.381cm" svg:x="6.813cm" svg:y="16.06cm">
          <text:p text:style-name="P2"><text:span text:style-name="T2">start_date</text:span></text:p>
        </draw:rect>
        <draw:rect draw:style-name="gr3" draw:text-style-name="P4" draw:layer="layout" svg:width="3.555cm" svg:height="0.381cm" svg:x="6.814cm" svg:y="16.461cm">
          <text:p text:style-name="P2"><text:span text:style-name="T2">end_date</text:span></text:p>
        </draw:rect>
        <draw:rect draw:style-name="gr3" draw:text-style-name="P4" draw:layer="layout" svg:width="3.555cm" svg:height="0.381cm" svg:x="6.812cm" svg:y="6.088cm">
          <text:p text:style-name="P2"><text:span text:style-name="T2">sort_order</text:span></text:p>
        </draw:rect>
        <draw:rect draw:style-name="gr3" draw:text-style-name="P4" draw:layer="layout" svg:width="3.555cm" svg:height="0.381cm" svg:x="6.812cm" svg:y="14.059cm">
          <text:p text:style-name="P2"><text:span text:style-name="T2">code (uniq)</text:span></text:p>
        </draw:rect>
        <draw:connector draw:style-name="gr5" draw:text-style-name="P1" draw:layer="layout" svg:x1="5.277cm" svg:y1="12.511cm" svg:x2="6.812cm" svg:y2="15.849cm" draw:start-shape="id3" draw:start-glue-point="1" draw:end-shape="id4" draw:end-glue-point="3" svg:d="M5277 12511h768v3338h767">
          <text:p/>
        </draw:connector>
        <draw:connector draw:style-name="gr5" draw:text-style-name="P1" draw:layer="layout" svg:x1="5.277cm" svg:y1="3.075cm" svg:x2="6.81cm" svg:y2="3.476cm" draw:start-shape="id5" draw:start-glue-point="1" draw:end-shape="id6" draw:end-glue-point="3" svg:d="M5277 3075h767v401h766">
          <text:p/>
        </draw:connector>
        <draw:custom-shape draw:style-name="gr7" draw:text-style-name="P1" draw:layer="layout" svg:width="0.112cm" svg:height="0.112cm" draw:transform="rotate (1.5707963267946) translate (6.701cm 3.5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6.698cm" svg:y1="3.434cm" svg:x2="6.698cm" svg:y2="3.512cm">
          <text:p/>
        </draw:line>
        <draw:rect draw:style-name="gr3" draw:text-style-name="P4" xml:id="id7" draw:id="id7" draw:layer="layout" svg:width="3.555cm" svg:height="0.381cm" svg:x="6.812cm" svg:y="5.288cm">
          <text:p text:style-name="P2"><text:span text:style-name="T2">orig_piece_id</text:span></text:p>
        </draw:rect>
        <draw:rect draw:style-name="gr3" draw:text-style-name="P4" draw:layer="layout" svg:width="3.555cm" svg:height="0.381cm" svg:x="12.79cm" svg:y="6.374cm">
          <text:p text:style-name="P2"><text:span text:style-name="T2">r_updated</text:span></text:p>
        </draw:rect>
        <draw:rect draw:style-name="gr3" draw:text-style-name="P4" draw:layer="layout" svg:width="3.555cm" svg:height="0.381cm" svg:x="1.722cm" svg:y="15.522cm">
          <text:p text:style-name="P2"><text:span text:style-name="T2">website</text:span></text:p>
        </draw:rect>
        <draw:rect draw:style-name="gr3" draw:text-style-name="P4" draw:layer="layout" svg:width="3.555cm" svg:height="0.381cm" svg:x="1.722cm" svg:y="15.923cm">
          <text:p text:style-name="P2"><text:span text:style-name="T2">notes</text:span></text:p>
        </draw:rect>
        <draw:rect draw:style-name="gr3" draw:text-style-name="P4" draw:layer="layout" svg:width="3.555cm" svg:height="0.381cm" svg:x="1.722cm" svg:y="16.324cm">
          <text:p text:style-name="P2"><text:span text:style-name="T2">address1</text:span></text:p>
        </draw:rect>
        <draw:rect draw:style-name="gr3" draw:text-style-name="P4" draw:layer="layout" svg:width="3.555cm" svg:height="0.381cm" svg:x="1.722cm" svg:y="16.723cm">
          <text:p text:style-name="P2"><text:span text:style-name="T2">address2</text:span></text:p>
        </draw:rect>
        <draw:rect draw:style-name="gr3" draw:text-style-name="P4" draw:layer="layout" svg:width="3.555cm" svg:height="0.381cm" svg:x="1.722cm" svg:y="17.124cm">
          <text:p text:style-name="P2"><text:span text:style-name="T2">city</text:span></text:p>
        </draw:rect>
        <draw:rect draw:style-name="gr3" draw:text-style-name="P4" draw:layer="layout" svg:width="3.555cm" svg:height="0.381cm" svg:x="1.722cm" svg:y="17.523cm">
          <text:p text:style-name="P2"><text:span text:style-name="T2">state</text:span></text:p>
        </draw:rect>
        <draw:rect draw:style-name="gr3" draw:text-style-name="P4" draw:layer="layout" svg:width="3.555cm" svg:height="0.381cm" svg:x="1.722cm" svg:y="17.924cm">
          <text:p text:style-name="P2"><text:span text:style-name="T2">zipcode</text:span></text:p>
        </draw:rect>
        <draw:rect draw:style-name="gr3" draw:text-style-name="P4" draw:layer="layout" svg:width="3.555cm" svg:height="0.381cm" svg:x="1.722cm" svg:y="18.325cm">
          <text:p text:style-name="P2"><text:span text:style-name="T2">country</text:span></text:p>
        </draw:rect>
        <draw:rect draw:style-name="gr3" draw:text-style-name="P4" draw:layer="layout" svg:width="3.555cm" svg:height="0.381cm" svg:x="1.722cm" svg:y="18.724cm">
          <text:p text:style-name="P2"><text:span text:style-name="T2">authorized</text:span></text:p>
        </draw:rect>
        <draw:rect draw:style-name="gr3" draw:text-style-name="P4" draw:layer="layout" svg:width="3.555cm" svg:height="0.381cm" svg:x="1.722cm" svg:y="19.123cm">
          <text:p text:style-name="P2"><text:span text:style-name="T2">r_created</text:span></text:p>
        </draw:rect>
        <draw:rect draw:style-name="gr3" draw:text-style-name="P4" draw:layer="layout" svg:width="3.555cm" svg:height="0.381cm" svg:x="1.722cm" svg:y="19.524cm">
          <text:p text:style-name="P2"><text:span text:style-name="T2">r_updated</text:span></text:p>
        </draw:rect>
        <draw:rect draw:style-name="gr6" draw:text-style-name="P4" draw:layer="layout" svg:width="3.555cm" svg:height="0.381cm" svg:x="1.722cm" svg:y="19.925cm">
          <text:p/>
        </draw:rect>
        <draw:rect draw:style-name="gr6" draw:text-style-name="P4" draw:layer="layout" svg:width="3.555cm" svg:height="0.381cm" svg:x="1.722cm" svg:y="4.887cm">
          <text:p/>
        </draw:rect>
        <draw:rect draw:style-name="gr9" draw:text-style-name="P4" draw:layer="layout" svg:width="3.555cm" svg:height="1.916cm" svg:x="1.722cm" svg:y="5.288cm">
          <text:p text:style-name="P2"><text:span text:style-name="T2">Data:</text:span></text:p>
          <text:p text:style-name="P2"><text:span text:style-name="T2">1, sculpture</text:span></text:p>
          <text:p text:style-name="P2"><text:span text:style-name="T2">2, painting</text:span></text:p>
          <text:p text:style-name="P2"><text:span text:style-name="T2">3, drawing</text:span></text:p>
          <text:p text:style-name="P2"><text:span text:style-name="T2">4, t-shirts</text:span></text:p>
        </draw:rect>
        <draw:connector draw:style-name="gr5" draw:text-style-name="P1" draw:layer="layout" svg:x1="10.367cm" svg:y1="5.478cm" svg:x2="10.364cm" svg:y2="3.075cm" draw:start-shape="id7" draw:start-glue-point="1" draw:end-shape="id1" draw:end-glue-point="1" svg:d="M10367 5478h501v-2403h-504">
          <text:p/>
        </draw:connector>
        <draw:connector draw:style-name="gr5" draw:text-style-name="P1" draw:layer="layout" draw:line-skew="0.266cm" svg:x1="10.366cm" svg:y1="5.877cm" svg:x2="10.364cm" svg:y2="3.076cm" draw:start-shape="id8" draw:start-glue-point="1" svg:d="M10366 5877h767v-2801h-769">
          <text:p/>
        </draw:connector>
        <draw:rect draw:style-name="gr3" draw:text-style-name="P4" draw:layer="layout" svg:width="3.555cm" svg:height="0.381cm" svg:x="6.81cm" svg:y="6.885cm">
          <text:p text:style-name="P2"><text:span text:style-name="T2">created</text:span></text:p>
        </draw:rect>
        <draw:rect draw:style-name="gr3" draw:text-style-name="P4" draw:layer="layout" svg:width="3.555cm" svg:height="0.381cm" svg:x="6.811cm" svg:y="7.286cm">
          <text:p text:style-name="P2"><text:span text:style-name="T2">created_year</text:span></text:p>
        </draw:rect>
        <draw:rect draw:style-name="gr3" draw:text-style-name="P4" draw:layer="layout" svg:width="3.555cm" svg:height="0.381cm" svg:x="6.81cm" svg:y="7.685cm">
          <text:p text:style-name="P2"><text:span text:style-name="T2">length</text:span></text:p>
        </draw:rect>
        <draw:rect draw:style-name="gr3" draw:text-style-name="P6" draw:layer="layout" svg:width="3.555cm" svg:height="0.381cm" svg:x="6.811cm" svg:y="8.086cm">
          <text:p text:style-name="P2"><text:span text:style-name="T4">width</text:span></text:p>
        </draw:rect>
        <draw:rect draw:style-name="gr3" draw:text-style-name="P4" draw:layer="layout" svg:width="3.555cm" svg:height="0.381cm" svg:x="6.811cm" svg:y="8.886cm">
          <text:p text:style-name="P2"><text:span text:style-name="T2">weight</text:span></text:p>
        </draw:rect>
        <draw:rect draw:style-name="gr3" draw:text-style-name="P6" draw:layer="layout" svg:width="3.555cm" svg:height="0.381cm" svg:x="6.812cm" svg:y="8.487cm">
          <text:p text:style-name="P2"><text:span text:style-name="T4">height</text:span></text:p>
        </draw:rect>
        <draw:rect draw:style-name="gr3" draw:text-style-name="P4" draw:layer="layout" svg:width="3.555cm" svg:height="0.381cm" svg:x="6.812cm" svg:y="9.687cm">
          <text:p text:style-name="P2"><text:span text:style-name="T2">notes</text:span></text:p>
        </draw:rect>
        <draw:rect draw:style-name="gr3" draw:text-style-name="P4" draw:layer="layout" svg:width="3.555cm" svg:height="0.381cm" svg:x="6.813cm" svg:y="10.488cm">
          <text:p text:style-name="P2"><text:span text:style-name="T2">r_created</text:span></text:p>
        </draw:rect>
        <draw:rect draw:style-name="gr3" draw:text-style-name="P4" draw:layer="layout" svg:width="3.555cm" svg:height="0.381cm" svg:x="6.813cm" svg:y="10.088cm">
          <text:p text:style-name="P2"><text:span text:style-name="T2">short_description</text:span></text:p>
        </draw:rect>
        <draw:custom-shape draw:style-name="gr7" draw:text-style-name="P1" draw:layer="layout" svg:width="0.112cm" svg:height="0.112cm" draw:transform="rotate (1.5707963267946) translate (6.702cm 15.9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6.699cm" svg:y1="15.834cm" svg:x2="6.699cm" svg:y2="15.912cm">
          <text:p/>
        </draw:line>
        <draw:rect draw:style-name="gr3" draw:text-style-name="P4" draw:layer="layout" svg:width="3.555cm" svg:height="0.381cm" svg:x="6.813cm" svg:y="9.288cm">
          <text:p text:style-name="P2"><text:span text:style-name="T2">show_in_gallery</text:span></text:p>
        </draw:rect>
        <draw:rect draw:style-name="gr3" draw:text-style-name="P4" draw:layer="layout" svg:width="3.555cm" svg:height="0.381cm" svg:x="6.812cm" svg:y="10.887cm">
          <text:p text:style-name="P2"><text:span text:style-name="T2">r_updated</text:span></text:p>
        </draw:rect>
        <draw:rect draw:style-name="gr6" draw:text-style-name="P4" draw:layer="layout" svg:width="3.555cm" svg:height="0.381cm" svg:x="6.813cm" svg:y="11.288cm">
          <text:p/>
        </draw:rect>
        <draw:rect draw:style-name="gr3" draw:text-style-name="P4" draw:layer="layout" svg:width="3.555cm" svg:height="0.381cm" svg:x="6.814cm" svg:y="11.689cm">
          <text:p text:style-name="P2"><text:span text:style-name="T2">Uniq: code + version</text:span></text:p>
        </draw:rect>
        <draw:connector draw:style-name="gr10" draw:text-style-name="P7" draw:layer="layout" svg:x1="8.281cm" svg:y1="4.664cm" svg:x2="8.28cm" svg:y2="3.864cm" draw:start-shape="id9" draw:start-glue-point="1" draw:end-shape="id10" draw:end-glue-point="1" svg:d="M8281 4664h501v-800h-502">
          <text:p text:style-name="P1"><text:span text:style-name="T2"><text:s text:c="8"/></text:span></text:p>
          <text:p text:style-name="P1"><text:span text:style-name="T2"/></text:p>
          <text:p text:style-name="P1"><text:span text:style-name="T2"/></text:p>
        </draw:connector>
        <draw:rect draw:style-name="gr3" draw:text-style-name="P4" xml:id="id11" draw:id="id11" draw:layer="layout" svg:width="3.555cm" svg:height="0.381cm" svg:x="12.789cm" svg:y="7.973cm">
          <text:p text:style-name="P2"><text:span text:style-name="T2">id</text:span></text:p>
        </draw:rect>
        <draw:rect draw:style-name="gr3" draw:text-style-name="P4" draw:layer="layout" svg:width="3.555cm" svg:height="0.381cm" svg:x="12.79cm" svg:y="8.374cm">
          <text:p text:style-name="P2"><text:span text:style-name="T2">piece_id</text:span></text:p>
        </draw:rect>
        <draw:rect draw:style-name="gr3" draw:text-style-name="P4" draw:layer="layout" svg:width="3.555cm" svg:height="0.381cm" svg:x="12.789cm" svg:y="9.173cm">
          <text:p text:style-name="P2"><text:span text:style-name="T2">sort_order</text:span></text:p>
        </draw:rect>
        <draw:rect draw:style-name="gr3" draw:text-style-name="P4" draw:layer="layout" svg:width="3.555cm" svg:height="0.381cm" svg:x="12.79cm" svg:y="9.574cm">
          <text:p text:style-name="P2"><text:span text:style-name="T2">active</text:span></text:p>
        </draw:rect>
        <draw:rect draw:style-name="gr3" draw:text-style-name="P4" draw:layer="layout" svg:width="3.555cm" svg:height="0.381cm" svg:x="12.789cm" svg:y="9.973cm">
          <text:p text:style-name="P2"><text:span text:style-name="T2">r_created</text:span></text:p>
        </draw:rect>
        <draw:rect draw:style-name="gr4" draw:text-style-name="P5" draw:layer="layout" svg:width="3.555cm" svg:height="0.381cm" svg:x="12.79cm" svg:y="7.574cm">
          <text:p text:style-name="P1"><text:span text:style-name="T3">product_images</text:span></text:p>
        </draw:rect>
        <draw:rect draw:style-name="gr6" draw:text-style-name="P4" draw:layer="layout" svg:width="3.555cm" svg:height="0.381cm" svg:x="12.791cm" svg:y="10.775cm">
          <text:p/>
        </draw:rect>
        <draw:custom-shape draw:style-name="gr7" draw:text-style-name="P1" draw:layer="layout" svg:width="0.112cm" svg:height="0.112cm" draw:transform="rotate (1.5707963267946) translate (12.679cm 8.2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2.676cm" svg:y1="8.125cm" svg:x2="12.676cm" svg:y2="8.203cm">
          <text:p/>
        </draw:line>
        <draw:rect draw:style-name="gr3" draw:text-style-name="P4" draw:layer="layout" svg:width="3.555cm" svg:height="0.381cm" svg:x="12.79cm" svg:y="10.374cm">
          <text:p text:style-name="P2"><text:span text:style-name="T2">r_updated</text:span></text:p>
        </draw:rect>
        <draw:connector draw:style-name="gr5" draw:text-style-name="P1" draw:layer="layout" draw:line-skew="0.791cm" svg:x1="10.365cm" svg:y1="3.075cm" svg:x2="12.789cm" svg:y2="8.163cm" draw:end-shape="id11" svg:d="M10365 3075h1753v5088h671">
          <text:p/>
        </draw:connector>
        <draw:rect draw:style-name="gr3" draw:text-style-name="P4" draw:layer="layout" svg:width="3.555cm" svg:height="0.381cm" svg:x="6.811cm" svg:y="16.858cm">
          <text:p text:style-name="P2"><text:span text:style-name="T2">opening</text:span></text:p>
        </draw:rect>
        <draw:rect draw:style-name="gr3" draw:text-style-name="P4" draw:layer="layout" svg:width="3.555cm" svg:height="0.381cm" svg:x="6.812cm" svg:y="17.259cm">
          <text:p text:style-name="P2"><text:span text:style-name="T2">year</text:span></text:p>
        </draw:rect>
        <draw:rect draw:style-name="gr3" draw:text-style-name="P4" draw:layer="layout" svg:width="3.555cm" svg:height="0.381cm" svg:x="6.813cm" svg:y="17.66cm">
          <text:p text:style-name="P2"><text:span text:style-name="T2">r_created</text:span></text:p>
        </draw:rect>
        <draw:rect draw:style-name="gr3" draw:text-style-name="P4" draw:layer="layout" svg:width="3.555cm" svg:height="0.381cm" svg:x="6.814cm" svg:y="18.061cm">
          <text:p text:style-name="P2"><text:span text:style-name="T2">r_updated</text:span></text:p>
        </draw:rect>
        <draw:rect draw:style-name="gr6" draw:text-style-name="P4" draw:layer="layout" svg:width="3.555cm" svg:height="0.381cm" svg:x="6.815cm" svg:y="18.462cm">
          <text:p/>
        </draw:rect>
        <draw:rect draw:style-name="gr3" draw:text-style-name="P4" draw:layer="layout" svg:width="3.555cm" svg:height="0.381cm" svg:x="12.811cm" svg:y="16.158cm">
          <text:p text:style-name="P2"><text:span text:style-name="T2">id</text:span></text:p>
        </draw:rect>
        <draw:rect draw:style-name="gr3" draw:text-style-name="P4" xml:id="id12" draw:id="id12" draw:layer="layout" svg:width="3.555cm" svg:height="0.381cm" svg:x="12.812cm" svg:y="16.959cm">
          <text:p text:style-name="P2"><text:span text:style-name="T2">piece_id</text:span></text:p>
        </draw:rect>
        <draw:rect draw:style-name="gr4" draw:text-style-name="P5" draw:layer="layout" svg:width="3.555cm" svg:height="0.381cm" svg:x="12.812cm" svg:y="15.759cm">
          <text:p text:style-name="P1"><text:span text:style-name="T3">show_pieces</text:span></text:p>
        </draw:rect>
        <draw:rect draw:style-name="gr3" draw:text-style-name="P4" xml:id="id14" draw:id="id14" draw:layer="layout" svg:width="3.555cm" svg:height="0.381cm" svg:x="12.813cm" svg:y="16.56cm">
          <text:p text:style-name="P2"><text:span text:style-name="T2">show_id <text:s text:c="9"/>(uniq)</text:span></text:p>
        </draw:rect>
        <draw:rect draw:style-name="gr3" draw:text-style-name="P4" draw:layer="layout" svg:width="3.555cm" svg:height="0.381cm" svg:x="12.814cm" svg:y="17.361cm">
          <text:p text:style-name="P2"><text:span text:style-name="T2">r_created</text:span></text:p>
        </draw:rect>
        <draw:rect draw:style-name="gr3" draw:text-style-name="P4" draw:layer="layout" svg:width="3.555cm" svg:height="0.381cm" svg:x="12.815cm" svg:y="17.762cm">
          <text:p text:style-name="P2"><text:span text:style-name="T2">r_updated</text:span></text:p>
        </draw:rect>
        <draw:rect draw:style-name="gr6" draw:text-style-name="P4" draw:layer="layout" svg:width="3.555cm" svg:height="0.381cm" svg:x="12.816cm" svg:y="18.163cm">
          <text:p/>
        </draw:rect>
        <draw:connector draw:style-name="gr5" draw:text-style-name="P1" draw:layer="layout" svg:x1="10.364cm" svg:y1="3.075cm" svg:x2="12.812cm" svg:y2="17.149cm" draw:start-shape="id1" draw:end-shape="id12" draw:end-glue-point="3" svg:d="M10364 3075h1224v14074h1224">
          <text:p/>
        </draw:connector>
        <draw:connector draw:style-name="gr5" draw:text-style-name="P1" draw:layer="layout" draw:line-skew="0.482cm" svg:x1="10.365cm" svg:y1="13.847cm" svg:x2="12.813cm" svg:y2="16.75cm" draw:start-shape="id13" draw:start-glue-point="1" draw:end-shape="id14" draw:end-glue-point="3" svg:d="M10365 13847h1706v2903h742">
          <text:p/>
        </draw:connector>
        <draw:rect draw:style-name="gr1" draw:text-style-name="P1" xml:id="id16" draw:id="id16" draw:layer="layout" svg:width="1.437cm" svg:height="0.392cm" svg:x="12.844cm" svg:y="16.568cm">
          <text:p/>
        </draw:rect>
        <draw:rect draw:style-name="gr1" draw:text-style-name="P1" xml:id="id15" draw:id="id15" draw:layer="layout" svg:width="1.437cm" svg:height="0.392cm" svg:x="12.845cm" svg:y="16.968cm">
          <text:p/>
        </draw:rect>
        <draw:connector draw:style-name="gr10" draw:text-style-name="P7" draw:layer="layout" svg:x1="14.282cm" svg:y1="17.164cm" svg:x2="14.281cm" svg:y2="16.764cm" draw:start-shape="id15" draw:start-glue-point="1" draw:end-shape="id16" draw:end-glue-point="1" svg:d="M14282 17164h501v-400h-502">
          <text:p text:style-name="P1"><text:span text:style-name="T2"><text:s text:c="8"/></text:span></text:p>
          <text:p text:style-name="P1"><text:span text:style-name="T2"/></text:p>
          <text:p text:style-name="P1"><text:span text:style-name="T2"/></text:p>
        </draw:connector>
        <draw:rect draw:style-name="gr3" draw:text-style-name="P4" draw:layer="layout" svg:width="3.555cm" svg:height="0.381cm" svg:x="17.611cm" svg:y="13.258cm">
          <text:p text:style-name="P2"><text:span text:style-name="T2">id</text:span></text:p>
        </draw:rect>
        <draw:rect draw:style-name="gr3" draw:text-style-name="P4" xml:id="id17" draw:id="id17" draw:layer="layout" svg:width="3.555cm" svg:height="0.381cm" svg:x="17.612cm" svg:y="14.059cm">
          <text:p text:style-name="P2"><text:span text:style-name="T2">type (enum)</text:span></text:p>
        </draw:rect>
        <draw:rect draw:style-name="gr3" draw:text-style-name="P4" xml:id="id19" draw:id="id19" draw:layer="layout" svg:width="3.555cm" svg:height="0.381cm" svg:x="17.611cm" svg:y="14.458cm">
          <text:p text:style-name="P2"><text:span text:style-name="T2">contact_id</text:span></text:p>
        </draw:rect>
        <draw:rect draw:style-name="gr3" draw:text-style-name="P4" xml:id="id20" draw:id="id20" draw:layer="layout" svg:width="3.555cm" svg:height="0.381cm" svg:x="17.612cm" svg:y="14.859cm">
          <text:p text:style-name="P2"><text:span text:style-name="T2">owner_id</text:span></text:p>
        </draw:rect>
        <draw:rect draw:style-name="gr4" draw:text-style-name="P5" draw:layer="layout" svg:width="3.555cm" svg:height="0.381cm" svg:x="17.612cm" svg:y="12.859cm">
          <text:p text:style-name="P1"><text:span text:style-name="T3">transactions</text:span></text:p>
        </draw:rect>
        <draw:rect draw:style-name="gr3" draw:text-style-name="P4" xml:id="id18" draw:id="id18" draw:layer="layout" svg:width="3.555cm" svg:height="0.381cm" svg:x="17.613cm" svg:y="15.26cm">
          <text:p text:style-name="P2"><text:span text:style-name="T2">piece_id</text:span></text:p>
        </draw:rect>
        <draw:rect draw:style-name="gr3" draw:text-style-name="P4" draw:layer="layout" svg:width="3.555cm" svg:height="0.381cm" svg:x="17.614cm" svg:y="15.661cm">
          <text:p text:style-name="P2"><text:span text:style-name="T2">edition</text:span></text:p>
        </draw:rect>
        <draw:rect draw:style-name="gr3" draw:text-style-name="P4" draw:layer="layout" svg:width="3.555cm" svg:height="0.381cm" svg:x="17.615cm" svg:y="16.062cm">
          <text:p text:style-name="P2"><text:span text:style-name="T2">price</text:span></text:p>
        </draw:rect>
        <draw:rect draw:style-name="gr3" draw:text-style-name="P4" draw:layer="layout" svg:width="3.555cm" svg:height="0.381cm" svg:x="17.613cm" svg:y="13.66cm">
          <text:p text:style-name="P2"><text:span text:style-name="T2">trans_date</text:span></text:p>
        </draw:rect>
        <draw:custom-shape draw:style-name="gr7" draw:text-style-name="P1" draw:layer="layout" svg:width="0.112cm" svg:height="0.112cm" draw:transform="rotate (1.5707963267946) translate (17.502cm 15.5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7.5cm" svg:y1="15.435cm" svg:x2="17.5cm" svg:y2="15.513cm">
          <text:p/>
        </draw:line>
        <draw:rect draw:style-name="gr3" draw:text-style-name="P4" draw:layer="layout" svg:width="3.555cm" svg:height="0.381cm" svg:x="17.612cm" svg:y="16.459cm">
          <text:p text:style-name="P2"><text:span text:style-name="T2">commision</text:span></text:p>
        </draw:rect>
        <draw:rect draw:style-name="gr3" draw:text-style-name="P4" draw:layer="layout" svg:width="3.555cm" svg:height="0.381cm" svg:x="17.613cm" svg:y="16.86cm">
          <text:p text:style-name="P2"><text:span text:style-name="T2">total</text:span></text:p>
        </draw:rect>
        <draw:rect draw:style-name="gr3" draw:text-style-name="P4" draw:layer="layout" svg:width="3.555cm" svg:height="0.381cm" svg:x="17.614cm" svg:y="17.261cm">
          <text:p text:style-name="P2"><text:span text:style-name="T2">notes</text:span></text:p>
        </draw:rect>
        <draw:rect draw:style-name="gr3" draw:text-style-name="P4" draw:layer="layout" svg:width="3.555cm" svg:height="0.381cm" svg:x="17.615cm" svg:y="17.662cm">
          <text:p text:style-name="P2"><text:span text:style-name="T2">r_created</text:span></text:p>
        </draw:rect>
        <draw:rect draw:style-name="gr3" draw:text-style-name="P4" draw:layer="layout" svg:width="3.555cm" svg:height="0.381cm" svg:x="17.616cm" svg:y="18.063cm">
          <text:p text:style-name="P2"><text:span text:style-name="T2">r_updated</text:span></text:p>
        </draw:rect>
        <draw:rect draw:style-name="gr9" draw:text-style-name="P4" draw:layer="layout" svg:width="2.959cm" svg:height="2.915cm" svg:x="22.626cm" svg:y="12.884cm">
          <text:p text:style-name="P2"><text:span text:style-name="T2">types:</text:span></text:p>
          <text:p text:style-name="P2"><text:span text:style-name="T2"/></text:p>
          <text:p text:style-name="P2"><text:span text:style-name="T2">- sale</text:span></text:p>
          <text:p text:style-name="P2"><text:span text:style-name="T2">- gift</text:span></text:p>
          <text:p text:style-name="P2"><text:span text:style-name="T2">- donation</text:span></text:p>
          <text:p text:style-name="P2"><text:span text:style-name="T2">- not for sale</text:span></text:p>
          <text:p text:style-name="P2"><text:span text:style-name="T2">- no longer exists</text:span></text:p>
          <text:p text:style-name="P2"><text:span text:style-name="T2">- lost</text:span></text:p>
        </draw:rect>
        <draw:connector draw:style-name="gr5" draw:text-style-name="P1" draw:layer="layout" svg:x1="21.167cm" svg:y1="14.249cm" svg:x2="22.526cm" svg:y2="14.341cm" draw:start-shape="id17" svg:d="M21167 14249h930v92h429">
          <text:p/>
        </draw:connector>
        <draw:rect draw:style-name="gr6" draw:text-style-name="P4" draw:layer="layout" svg:width="3.555cm" svg:height="0.381cm" svg:x="17.617cm" svg:y="18.464cm">
          <text:p/>
        </draw:rect>
        <draw:connector draw:style-name="gr5" draw:text-style-name="P1" draw:layer="layout" draw:line-skew="3.411cm" svg:x1="10.364cm" svg:y1="3.075cm" svg:x2="17.613cm" svg:y2="15.45cm" draw:end-shape="id18" svg:d="M10364 3075h6785v12375h464">
          <text:p/>
        </draw:connector>
        <draw:connector draw:style-name="gr5" draw:text-style-name="P1" draw:layer="layout" draw:line-skew="2.48cm" svg:x1="5.277cm" svg:y1="12.511cm" svg:x2="17.611cm" svg:y2="14.648cm" draw:start-shape="id3" draw:start-glue-point="1" draw:end-shape="id19" draw:end-glue-point="3" svg:d="M5277 12511h8647v2137h3687">
          <text:p/>
        </draw:connector>
        <draw:connector draw:style-name="gr5" draw:text-style-name="P1" draw:layer="layout" draw:line-skew="1.935cm" svg:x1="5.277cm" svg:y1="12.511cm" svg:x2="17.612cm" svg:y2="15.049cm" draw:start-shape="id3" draw:start-glue-point="1" draw:end-shape="id20" draw:end-glue-point="3" svg:d="M5277 12511h8103v2538h4232">
          <text:p/>
        </draw:connector>
        <draw:custom-shape draw:style-name="gr7" draw:text-style-name="P1" draw:layer="layout" svg:width="0.112cm" svg:height="0.112cm" draw:transform="rotate (1.5707963267946) translate (17.502cm 14.7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112cm" svg:height="0.112cm" draw:transform="rotate (1.5707963267946) translate (17.502cm 15.1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" draw:text-style-name="P4" draw:layer="layout" svg:width="3.555cm" svg:height="0.381cm" svg:x="17.611cm" svg:y="2.958cm">
          <text:p text:style-name="P2"><text:span text:style-name="T2">id</text:span></text:p>
        </draw:rect>
        <draw:rect draw:style-name="gr3" draw:text-style-name="P4" draw:layer="layout" svg:width="3.555cm" svg:height="0.381cm" svg:x="17.612cm" svg:y="3.759cm">
          <text:p text:style-name="P2"><text:span text:style-name="T2">fist_name</text:span></text:p>
        </draw:rect>
        <draw:rect draw:style-name="gr3" draw:text-style-name="P4" draw:layer="layout" svg:width="3.555cm" svg:height="0.381cm" svg:x="17.611cm" svg:y="4.158cm">
          <text:p text:style-name="P2"><text:span text:style-name="T2">last_name</text:span></text:p>
        </draw:rect>
        <draw:rect draw:style-name="gr3" draw:text-style-name="P4" draw:layer="layout" svg:width="3.555cm" svg:height="0.381cm" svg:x="17.612cm" svg:y="4.559cm">
          <text:p text:style-name="P2"><text:span text:style-name="T2">email</text:span></text:p>
        </draw:rect>
        <draw:rect draw:style-name="gr4" draw:text-style-name="P5" draw:layer="layout" svg:width="3.555cm" svg:height="0.381cm" svg:x="17.612cm" svg:y="2.559cm">
          <text:p text:style-name="P1"><text:span text:style-name="T3">users</text:span></text:p>
        </draw:rect>
        <draw:rect draw:style-name="gr3" draw:text-style-name="P4" draw:layer="layout" svg:width="3.555cm" svg:height="0.381cm" svg:x="17.613cm" svg:y="4.96cm">
          <text:p text:style-name="P2"><text:span text:style-name="T2">active</text:span></text:p>
        </draw:rect>
        <draw:rect draw:style-name="gr3" draw:text-style-name="P4" draw:layer="layout" svg:width="3.555cm" svg:height="0.381cm" svg:x="17.613cm" svg:y="3.36cm">
          <text:p text:style-name="P2"><text:span text:style-name="T2">username</text:span></text:p>
        </draw:rect>
        <draw:rect draw:style-name="gr3" draw:text-style-name="P4" draw:layer="layout" svg:width="3.555cm" svg:height="0.381cm" svg:x="17.615cm" svg:y="5.362cm">
          <text:p text:style-name="P2"><text:span text:style-name="T2">r_created</text:span></text:p>
        </draw:rect>
        <draw:rect draw:style-name="gr3" draw:text-style-name="P4" draw:layer="layout" svg:width="3.555cm" svg:height="0.381cm" svg:x="17.616cm" svg:y="5.763cm">
          <text:p text:style-name="P2"><text:span text:style-name="T2">r_updated</text:span></text:p>
        </draw:rect>
        <draw:rect draw:style-name="gr6" draw:text-style-name="P4" draw:layer="layout" svg:width="3.555cm" svg:height="0.381cm" svg:x="17.617cm" svg:y="6.164cm">
          <text:p/>
        </draw:rect>
        <draw:custom-shape draw:style-name="gr11" draw:text-style-name="P5" xml:id="id22" draw:id="id22" draw:layer="layout" svg:width="3.152cm" svg:height="2.304cm" svg:x="19.408cm" svg:y="8.791cm">
          <text:p text:style-name="P1"><text:span text:style-name="T3">/data/dla/imag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6.345cm" svg:y1="8.964cm" svg:x2="19.408cm" svg:y2="9.943cm" draw:start-shape="id21" draw:start-glue-point="1" draw:end-shape="id22" draw:end-glue-point="6" svg:d="M16345 8964h1532v979h1531">
          <text:p/>
        </draw:connector>
        <draw:rect draw:style-name="gr3" draw:text-style-name="P4" xml:id="id21" draw:id="id21" draw:layer="layout" svg:width="3.555cm" svg:height="0.381cm" svg:x="12.79cm" svg:y="8.774cm">
          <text:p text:style-name="P2"><text:span text:style-name="T2">filename</text:span></text:p>
        </draw:rect>
        <draw:rect draw:style-name="gr12" draw:text-style-name="P4" draw:layer="layout" svg:width="3.79cm" svg:height="5.299cm" svg:x="22.227cm" svg:y="2.885cm">
          <text:p text:style-name="P2"><text:span text:style-name="T2">pieces field descriptions</text:span></text:p>
          <text:p text:style-name="P2"><text:span text:style-name="T2"/></text:p>
          <text:p text:style-name="P2"><text:span text:style-name="T2">Version: Different size,</text:span></text:p>
          <text:p text:style-name="P2"><text:span text:style-name="T2"><text:s text:c="4"/></text:span><text:span text:style-name="T2">materials or dimensions</text:span></text:p>
          <text:p text:style-name="P2"><text:span text:style-name="T2"/></text:p>
          <text:p text:style-name="P2"><text:span text:style-name="T2">Editions: Numbers of copies</text:span></text:p>
          <text:p text:style-name="P2"><text:span text:style-name="T2"><text:s text:c="4"/></text:span><text:span text:style-name="T2">of the same piece</text:span></text:p>
          <text:p text:style-name="P2"><text:span text:style-name="T2"/></text:p>
          <text:p text:style-name="P2"><text:span text:style-name="T2">Orig_piece: not a new version</text:span></text:p>
          <text:p text:style-name="P2"><text:span text:style-name="T2"><text:s text:c="4"/></text:span><text:span text:style-name="T2">but a different piece similar</text:span></text:p>
          <text:p text:style-name="P2"><text:span text:style-name="T2"><text:s text:c="4"/></text:span><text:span text:style-name="T2">to an older one. Eq. T-shirt</text:span></text:p>
          <text:p text:style-name="P2"><text:span text:style-name="T2"><text:s text:c="4"/></text:span><text:span text:style-name="T2">image of a sculpture</text:span></text:p>
          <text:p text:style-name="P2"><text:span text:style-name="T2"/></text:p>
          <text:p text:style-name="P2"><text:span text:style-name="T2">Duplicate: same piece but</text:span></text:p>
          <text:p text:style-name="P2"><text:span text:style-name="T2"><text:s text:c="4"/></text:span><text:span text:style-name="T2">presented differently in</text:span></text:p>
          <text:p text:style-name="P2"><text:span text:style-name="T2"><text:s text:c="4"/></text:span><text:span text:style-name="T2">gallery</text:span></text:p>
          <text:p text:style-name="P2"><text:span text:style-name="T2"/></text:p>
        </draw:rect>
        <draw:rect draw:style-name="gr1" draw:text-style-name="P1" draw:layer="layout" svg:width="4.245cm" svg:height="5.785cm" svg:x="21.995cm" svg:y="2.65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Link</meta:initial-creator>
    <meta:creation-date>2015-12-23T12:36:29</meta:creation-date>
    <dc:date>2023-11-28T13:20:56</dc:date>
    <dc:creator>David Link</dc:creator>
    <meta:editing-duration>PT22H44M23S</meta:editing-duration>
    <meta:editing-cycles>84</meta:editing-cycles>
    <meta:generator>OpenOffice/4.1.11$Unix OpenOffice.org_project/4111m1$Build-9808</meta:generator>
    <meta:document-statistic meta:object-count="150"/>
  </office:meta>
</office:document-meta>
</file>